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in" fo:margin-left="-0.3188in" table:align="lef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4958in"/>
    </style:style>
    <style:style style:name="Table1.C" style:family="table-column">
      <style:table-column-properties style:column-width="1.3389in"/>
    </style:style>
    <style:style style:name="Table1.D" style:family="table-column">
      <style:table-column-properties style:column-width="1.3396in"/>
    </style:style>
    <style:style style:name="Table1.E" style:family="table-column">
      <style:table-column-properties style:column-width="1.8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 style:master-page-name="">
      <loext:graphic-properties draw:fill="none"/>
      <style:paragraph-properties fo:margin-left="-0.75in" fo:margin-right="-0.6866in" fo:margin-top="0in" fo:margin-bottom="0in" loext:contextual-spacing="false" fo:text-indent="0in" style:auto-text-indent="false" style:page-number="auto" fo:background-color="transparent"/>
      <style:text-properties fo:font-size="9pt" style:font-size-asian="9pt" style:font-size-complex="9pt"/>
    </style:style>
    <style:style style:name="P2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indent="0in" style:auto-text-indent="false" fo:background-color="transparent"/>
      <style:text-properties fo:font-size="9pt" style:font-size-asian="9pt" style:font-size-complex="9pt"/>
    </style:style>
    <style:style style:name="P3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indent="0in" style:auto-text-indent="false" fo:background-color="transparent"/>
      <style:text-properties fo:font-size="9pt" officeooo:rsid="0019d895" officeooo:paragraph-rsid="0019d895" style:font-size-asian="9pt" style:font-size-complex="9pt"/>
    </style:style>
    <style:style style:name="P4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indent="0in" style:auto-text-indent="false" fo:background-color="transparent"/>
      <style:text-properties fo:font-size="9pt" officeooo:paragraph-rsid="0019d895" style:font-size-asian="9pt" style:font-size-complex="9pt"/>
    </style:style>
    <style:style style:name="P5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indent="0in" style:auto-text-indent="false" fo:background-color="transparent"/>
      <style:text-properties fo:font-size="9pt" officeooo:paragraph-rsid="001b2a2f" style:font-size-asian="9pt" style:font-size-complex="9pt"/>
    </style:style>
    <style:style style:name="P6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indent="0in" style:auto-text-indent="false" fo:background-color="transparent"/>
      <style:text-properties fo:font-size="9pt" officeooo:rsid="001bc56f" officeooo:paragraph-rsid="001bc56f" style:font-size-asian="9pt" style:font-size-complex="9pt"/>
    </style:style>
    <style:style style:name="P7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indent="0in" style:auto-text-indent="false" fo:background-color="transparent"/>
    </style:style>
    <style:style style:name="P8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center" style:justify-single-word="false" fo:text-indent="0in" style:auto-text-indent="false" fo:background-color="transparent"/>
      <style:text-properties officeooo:paragraph-rsid="001bc56f"/>
    </style:style>
    <style:style style:name="P9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1ff782" officeooo:paragraph-rsid="001bc56f"/>
    </style:style>
    <style:style style:name="P10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24008a" officeooo:paragraph-rsid="0024008a"/>
    </style:style>
    <style:style style:name="P11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261c5d" officeooo:paragraph-rsid="00261c5d"/>
    </style:style>
    <style:style style:name="P12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261c5d" officeooo:paragraph-rsid="00265585"/>
    </style:style>
    <style:style style:name="P13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261c5d" officeooo:paragraph-rsid="0027f90c"/>
    </style:style>
    <style:style style:name="P14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261c5d" officeooo:paragraph-rsid="00289ef2"/>
    </style:style>
    <style:style style:name="P15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265585" officeooo:paragraph-rsid="00265585"/>
    </style:style>
    <style:style style:name="P16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265585" officeooo:paragraph-rsid="0027f90c"/>
    </style:style>
    <style:style style:name="P17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27f90c" officeooo:paragraph-rsid="0027f90c"/>
    </style:style>
    <style:style style:name="P18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27f90c" officeooo:paragraph-rsid="00289ef2"/>
    </style:style>
    <style:style style:name="P19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289ef2" officeooo:paragraph-rsid="00289ef2"/>
    </style:style>
    <style:style style:name="P20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29a378" officeooo:paragraph-rsid="0029a378"/>
    </style:style>
    <style:style style:name="P21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2a90ce" officeooo:paragraph-rsid="002a90ce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0pt" officeooo:rsid="001bc56f" officeooo:paragraph-rsid="001bc56f" style:font-name-asian="Nimbus Mono L" style:font-size-asian="10pt" style:font-name-complex="Liberation Mono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0pt" officeooo:rsid="001d560b" officeooo:paragraph-rsid="001d560b" style:font-name-asian="Nimbus Mono L" style:font-size-asian="10pt" style:font-name-complex="Liberation Mono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0pt" officeooo:rsid="001da955" officeooo:paragraph-rsid="001da955" style:font-name-asian="Nimbus Mono L" style:font-size-asian="10pt" style:font-name-complex="Liberation Mono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0pt" officeooo:rsid="001eef97" officeooo:paragraph-rsid="001eef97" style:font-name-asian="Nimbus Mono L" style:font-size-asian="10pt" style:font-name-complex="Liberation Mono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0pt" officeooo:rsid="001ff782" officeooo:paragraph-rsid="001ff782" style:font-name-asian="Nimbus Mono L" style:font-size-asian="10pt" style:font-name-complex="Liberation Mono" style:font-size-complex="10pt"/>
    </style:style>
    <style:style style:name="P27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indent="0in" style:auto-text-indent="false" fo:background-color="transparent"/>
      <style:text-properties fo:font-size="9pt" officeooo:rsid="001bc56f" style:font-size-asian="9pt" style:font-size-complex="9pt"/>
    </style:style>
    <style:style style:name="P28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indent="0in" style:auto-text-indent="false" fo:background-color="transparent"/>
      <style:text-properties fo:font-size="9pt" officeooo:rsid="001bc56f" officeooo:paragraph-rsid="001bc56f" style:font-size-asian="9pt" style:font-size-complex="9pt"/>
    </style:style>
    <style:style style:name="P29" style:family="paragraph" style:parent-style-name="Preformatted_20_Text">
      <loext:graphic-properties draw:fill="none"/>
      <style:paragraph-properties fo:margin-left="-0.75in" fo:margin-right="-0.6866in" fo:margin-top="0in" fo:margin-bottom="0in" loext:contextual-spacing="false" fo:text-align="start" style:justify-single-word="false" fo:text-indent="0in" style:auto-text-indent="false" fo:background-color="transparent"/>
      <style:text-properties officeooo:rsid="002a90ce" officeooo:paragraph-rsid="002a90ce"/>
    </style:style>
    <style:style style:name="P30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7ceeb"/>
    </style:style>
    <style:style style:name="T2" style:family="text">
      <style:text-properties officeooo:rsid="0019d895"/>
    </style:style>
    <style:style style:name="T3" style:family="text">
      <style:text-properties officeooo:rsid="001b2a2f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bc56f" style:font-size-asian="9pt" style:font-size-complex="9pt"/>
    </style:style>
    <style:style style:name="T6" style:family="text">
      <style:text-properties officeooo:rsid="001da955"/>
    </style:style>
    <style:style style:name="T7" style:family="text">
      <style:text-properties officeooo:rsid="001ff782"/>
    </style:style>
    <style:style style:name="T8" style:family="text">
      <style:text-properties officeooo:rsid="0020c362"/>
    </style:style>
    <style:style style:name="T9" style:family="text">
      <style:text-properties officeooo:rsid="0021c1d9"/>
    </style:style>
    <style:style style:name="T10" style:family="text">
      <style:text-properties officeooo:rsid="0023a1f1"/>
    </style:style>
    <style:style style:name="T11" style:family="text">
      <style:text-properties officeooo:rsid="002576fb"/>
    </style:style>
    <style:style style:name="T12" style:family="text">
      <style:text-properties officeooo:rsid="0027f90c"/>
    </style:style>
    <style:style style:name="T13" style:family="text">
      <style:text-properties officeooo:rsid="00289e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RED:</text:p>
      <text:p text:style-name="P2"/>
      <text:p text:style-name="P2">Problema1</text:p>
      <text:p text:style-name="P2"/>
      <text:p text:style-name="P2">1)</text:p>
      <text:p text:style-name="P2">Para configurar una dirección IP estática y dos direcciones DNS, se usan estos comandos en windows:</text:p>
      <text:p text:style-name="P2"/>
      <text:p text:style-name="P2">IP estática: netsh interface ipv4 set address name="Conexión de área local" source=static address=192.168.0.50 mask=255.255.255.0 gateway=192.168.0.1 Donde sustituiremos la primera dirección IP por la que queramos asignar y la última por la que será la puerta de enlace.</text:p>
      <text:p text:style-name="P2"/>
      <text:p text:style-name="P2">Primera DNS: netsh interface ip add dnsservers "Conexión de área local" 8.8.8.8 index=1 Sustituyendo la dirección 8.8.8.8 por la que consideremos, o bien dejando esta que es un DNS público de Google.</text:p>
      <text:p text:style-name="P2"/>
      <text:p text:style-name="P2"/>
      <text:p text:style-name="P2">Segunda DNS: netsh interface ip add dnsservers "Conexión de área local" 8.8.4.4 index=2 Sustituyendo la dirección 8.8.4.4 por la que consideremos, o bien dejando esta que es un DNS público de Google.</text:p>
      <text:p text:style-name="P2"/>
      <text:p text:style-name="P2">2)</text:p>
      <text:p text:style-name="P2">Para poder ver la configuración interna de la red desde Linux (más en concreto desde Ubuntu), existen dos comandos , a ejecutar desde el terminal: ifconfig , nos muestra Ip interna, máscara e Ip broadcast. netstat -r , nos muestra Ip puerta de enlace.</text:p>
      <text:p text:style-name="P2"/>
      <text:p text:style-name="P2">Problema 2</text:p>
      <text:p text:style-name="P2"/>
      <text:p text:style-name="P2">145.32.59.24 - 10010001.00010000.00111011.0001<text:span text:style-name="T1">1</text:span>000 - CLASE B 10|Net ID 010001.00010000|para subredes/hosts </text:p>
      <text:p text:style-name="P3">65536</text:p>
      <text:p text:style-name="P3"/>
      <text:p text:style-name="P2">200.42.129.16- <text:span text:style-name="T1">11001000.00101010.10000001.00010000 - CLASE C 110|Net ID 01000.00101010.10000001 | para suredes/hosts 254 <text:s/></text:span></text:p>
      <text:p text:style-name="P2"/>
      <text:p text:style-name="P4">14.82.19.54 <text:s/>- <text:span text:style-name="T2">00001110.01010010.11001000.00110110 – CLASE A 0 |Net ID 0001110 | para subredes/hosts 16777216</text:span></text:p>
      <text:p text:style-name="P4"/>
      <text:p text:style-name="P4">163.10.200.5 – <text:span text:style-name="T2">10100011.00001010.11001000.00000101 – CLASE B 10 |Net ID 100011.00001010|para subredes/hosts</text:span></text:p>
      <text:p text:style-name="P3">65536</text:p>
      <text:p text:style-name="P3"/>
      <text:p text:style-name="P5">224.1.1.25 <text:s text:c="2"/>- <text:span text:style-name="T3">11100000.00000001.00000001.00011001 – CLASE D 1110 |Net ID 0000.00000001.00000001.00011001</text:span></text:p>
      <text:p text:style-name="P6">NO APLICABLE</text:p>
      <text:p text:style-name="P6"/>
      <text:p text:style-name="P7"><text:span text:style-name="T4">10.1.1.25 <text:s text:c="3"/>- </text:span><text:span text:style-name="T5">00001010.00000001.00000001.00011001 – CLASE A 0 |Net ID 0001010 | para subredes/hosts 16777216</text:span></text:p>
      <text:p text:style-name="P27"/>
      <text:p text:style-name="P6">Problema 3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2">Direccion IP</text:p>
          </table:table-cell>
          <table:table-cell table:style-name="Table1.A1" office:value-type="string">
            <text:p text:style-name="P22">Mascara de Subred</text:p>
          </table:table-cell>
          <table:table-cell table:style-name="Table1.A1" office:value-type="string">
            <text:p text:style-name="P22">Clase</text:p>
          </table:table-cell>
          <table:table-cell table:style-name="Table1.A1" office:value-type="string">
            <text:p text:style-name="P22">Numero de Red</text:p>
          </table:table-cell>
          <table:table-cell table:style-name="Table1.E1" office:value-type="string">
            <text:p text:style-name="P22">Direccion Broadcast</text:p>
          </table:table-cell>
        </table:table-row>
        <table:table-row>
          <table:table-cell table:style-name="Table1.A2" office:value-type="string">
            <text:p text:style-name="P22">170.210.17.67</text:p>
          </table:table-cell>
          <table:table-cell table:style-name="Table1.A2" office:value-type="string">
            <text:p text:style-name="P22">255.255.255.192</text:p>
          </table:table-cell>
          <table:table-cell table:style-name="Table1.A2" office:value-type="string">
            <text:p text:style-name="P22">B</text:p>
          </table:table-cell>
          <table:table-cell table:style-name="Table1.A2" office:value-type="string">
            <text:p text:style-name="P22">170.210.17.64</text:p>
          </table:table-cell>
          <table:table-cell table:style-name="Table1.E2" office:value-type="string">
            <text:p text:style-name="P22">170.210.17.127</text:p>
          </table:table-cell>
        </table:table-row>
        <table:table-row>
          <table:table-cell table:style-name="Table1.A2" office:value-type="string">
            <text:p text:style-name="P22">201.222.10.60</text:p>
          </table:table-cell>
          <table:table-cell table:style-name="Table1.A2" office:value-type="string">
            <text:p text:style-name="P22">255.255.255.248</text:p>
          </table:table-cell>
          <table:table-cell table:style-name="Table1.A2" office:value-type="string">
            <text:p text:style-name="P23">C</text:p>
          </table:table-cell>
          <table:table-cell table:style-name="Table1.A2" office:value-type="string">
            <text:p text:style-name="P23">201.222.10.<text:span text:style-name="T6">56</text:span></text:p>
          </table:table-cell>
          <table:table-cell table:style-name="Table1.E2" office:value-type="string">
            <text:p text:style-name="P24">201.222.10.<text:span text:style-name="T9">63</text:span></text:p>
          </table:table-cell>
        </table:table-row>
        <table:table-row>
          <table:table-cell table:style-name="Table1.A2" office:value-type="string">
            <text:p text:style-name="P22">15.16.193.6</text:p>
          </table:table-cell>
          <table:table-cell table:style-name="Table1.A2" office:value-type="string">
            <text:p text:style-name="P22">255.255.248.0</text:p>
          </table:table-cell>
          <table:table-cell table:style-name="Table1.A2" office:value-type="string">
            <text:p text:style-name="P25">A</text:p>
          </table:table-cell>
          <table:table-cell table:style-name="Table1.A2" office:value-type="string">
            <text:p text:style-name="P25">15.16.193.0</text:p>
          </table:table-cell>
          <table:table-cell table:style-name="Table1.E2" office:value-type="string">
            <text:p text:style-name="P25">15.16.19<text:span text:style-name="T9">9</text:span>.<text:span text:style-name="T8">255</text:span></text:p>
          </table:table-cell>
        </table:table-row>
        <table:table-row>
          <table:table-cell table:style-name="Table1.A2" office:value-type="string">
            <text:p text:style-name="P22">128.16.32.13</text:p>
          </table:table-cell>
          <table:table-cell table:style-name="Table1.A2" office:value-type="string">
            <text:p text:style-name="P22">255.255.255.252</text:p>
          </table:table-cell>
          <table:table-cell table:style-name="Table1.A2" office:value-type="string">
            <text:p text:style-name="P25">B</text:p>
          </table:table-cell>
          <table:table-cell table:style-name="Table1.A2" office:value-type="string">
            <text:p text:style-name="P25">128.16.32.12</text:p>
          </table:table-cell>
          <table:table-cell table:style-name="Table1.E2" office:value-type="string">
            <text:p text:style-name="P26">128.16.32.<text:span text:style-name="T9">15</text:span></text:p>
          </table:table-cell>
        </table:table-row>
        <table:table-row>
          <table:table-cell table:style-name="Table1.A2" office:value-type="string">
            <text:p text:style-name="P22">153.50.6.27</text:p>
          </table:table-cell>
          <table:table-cell table:style-name="Table1.A2" office:value-type="string">
            <text:p text:style-name="P22">255.255.255.128</text:p>
          </table:table-cell>
          <table:table-cell table:style-name="Table1.A2" office:value-type="string">
            <text:p text:style-name="P25">B</text:p>
          </table:table-cell>
          <table:table-cell table:style-name="Table1.A2" office:value-type="string">
            <text:p text:style-name="P25">153.50.6.<text:span text:style-name="T7">0</text:span></text:p>
          </table:table-cell>
          <table:table-cell table:style-name="Table1.E2" office:value-type="string">
            <text:p text:style-name="P26">153.50.6.<text:span text:style-name="T10">127</text:span></text:p>
          </table:table-cell>
        </table:table-row>
      </table:table>
      <text:p text:style-name="P8"/>
      <text:p text:style-name="P9"/>
      <text:p text:style-name="P10">Problema <text:span text:style-name="T11">6</text:span></text:p>
      <text:p text:style-name="P10"/>
      <text:p text:style-name="P11">IF <text:s text:c="3"/>Direccion IP <text:s text:c="2"/>Mascara</text:p>
      <text:p text:style-name="P11">0/0 <text:s text:c="2"/>172.16.5.0<text:tab/> <text:s text:c="2"/>255.255.255.0</text:p>
      <text:p text:style-name="P11">0/1 <text:s text:c="2"/>168.192.2.0 <text:s text:c="3"/>255.255.255.0</text:p>
      <text:p text:style-name="P11"/>
      <text:p text:style-name="P11">Destino <text:s text:c="3"/>Mascara <text:s text:c="2"/>Next Hop</text:p>
      <text:p text:style-name="P15">No son necesarios ya que el router conoce las unicas dos redes que hay</text:p>
      <text:p text:style-name="P15"/>
      <text:p text:style-name="P15"/>
      <text:p text:style-name="P15"/>
      <text:p text:style-name="P15"/>
      <text:p text:style-name="P15"><text:soft-page-break/>Problema 7</text:p>
      <text:p text:style-name="P15"/>
      <text:p text:style-name="P15">Router 1</text:p>
      <text:p text:style-name="P15"/>
      <text:p text:style-name="P12">IF <text:s text:c="3"/>Direccion IP <text:s text:c="2"/><text:tab/>Mascara</text:p>
      <text:p text:style-name="P15">0/0<text:tab/>10.4.2.1<text:tab/><text:tab/>255.255.255.<text:span text:style-name="T12">224</text:span></text:p>
      <text:p text:style-name="P17">0/1 <text:s text:c="2"/>172.16.5.1<text:tab/><text:tab/>255.255.255.0</text:p>
      <text:p text:style-name="P17"/>
      <text:p text:style-name="P13">Destino <text:s text:c="2"/><text:tab/><text:tab/>Mascara <text:tab/><text:tab/>Next Hop</text:p>
      <text:p text:style-name="P17">168.192.2.0<text:tab/><text:tab/>255.255.255.0<text:tab/>168.192.2.1</text:p>
      <text:p text:style-name="P17"><text:tab/></text:p>
      <text:p text:style-name="P17"/>
      <text:p text:style-name="P17">Router 2</text:p>
      <text:p text:style-name="P17"/>
      <text:p text:style-name="P17">IF<text:tab/>Direccion IP<text:tab/>Mascara</text:p>
      <text:p text:style-name="P17">0/0<text:tab/>10.4.2.2<text:tab/><text:tab/>255.255.255.224</text:p>
      <text:p text:style-name="P17">0/1<text:tab/>168.192.2.1<text:tab/><text:tab/>255.255.255.0</text:p>
      <text:p text:style-name="P17"/>
      <text:p text:style-name="P13">Destino <text:s text:c="2"/><text:tab/><text:tab/>Mascara <text:tab/><text:tab/>Next Hop</text:p>
      <text:p text:style-name="P17">172.16.5.0<text:tab/><text:tab/>255.255.255.0<text:tab/>172.16.5.1</text:p>
      <text:p text:style-name="P17"/>
      <text:p text:style-name="P17">Problema 8</text:p>
      <text:p text:style-name="P13"/>
      <text:p text:style-name="P16">Router 1</text:p>
      <text:p text:style-name="P16"/>
      <text:p text:style-name="P13">IF <text:s text:c="3"/>Direccion IP <text:s text:c="2"/><text:tab/>Mascara</text:p>
      <text:p text:style-name="P16">0/0<text:tab/>10.4.2.1<text:tab/><text:tab/>255.255.255.<text:span text:style-name="T12">224</text:span></text:p>
      <text:p text:style-name="P17">0/1 <text:s text:c="2"/>172.16.5.1<text:tab/><text:tab/>255.255.255.0</text:p>
      <text:p text:style-name="P17"/>
      <text:p text:style-name="P13">Destino <text:s text:c="2"/><text:tab/><text:tab/>Mascara <text:tab/><text:tab/>Next Hop</text:p>
      <text:p text:style-name="P17">168.192.2.0<text:tab/><text:tab/>255.255.255.0<text:tab/>168.192.2.1</text:p>
      <text:p text:style-name="P17"><text:tab/></text:p>
      <text:p text:style-name="P17"/>
      <text:p text:style-name="P17">Router 2</text:p>
      <text:p text:style-name="P17"/>
      <text:p text:style-name="P17">IF<text:tab/>Direccion IP<text:tab/>Mascara</text:p>
      <text:p text:style-name="P17">0/0<text:tab/>10.4.2.2<text:tab/><text:tab/>255.255.255.224<text:tab/><text:tab/></text:p>
      <text:p text:style-name="P19">0/1 <text:s text:c="2"/><text:span text:style-name="T12">192.168.0.1<text:tab/><text:tab/>255.255.255.252</text:span></text:p>
      <text:p text:style-name="P17"/>
      <text:p text:style-name="P13">Destino <text:s text:c="2"/><text:tab/><text:tab/>Mascara <text:tab/><text:tab/>Next Hop</text:p>
      <text:p text:style-name="P19">168.192.2.0<text:tab/><text:tab/>255.255.255.0<text:tab/>192.168.0.2</text:p>
      <text:p text:style-name="P19">172.16.5.0<text:tab/><text:tab/>255.255.255.0<text:tab/>10.4.2.1</text:p>
      <text:p text:style-name="P17"/>
      <text:p text:style-name="P20"/>
      <text:p text:style-name="P17">Router 3</text:p>
      <text:p text:style-name="P17"/>
      <text:p text:style-name="P17">IF<text:tab/>Direccion IP<text:tab/>Mascara</text:p>
      <text:p text:style-name="P17">0/0<text:tab/>192.168.0.2<text:tab/><text:tab/>255.255.255.252<text:tab/></text:p>
      <text:p text:style-name="P17">0/1<text:tab/>168.192.2.1<text:tab/><text:tab/>255.255.255.0</text:p>
      <text:p text:style-name="P17"/>
      <text:p text:style-name="P14">Destino <text:s text:c="2"/><text:tab/><text:tab/>Mascara <text:tab/><text:tab/>Next Hop</text:p>
      <text:p text:style-name="P18">172.16.5.0<text:tab/><text:tab/>255.255.255.0<text:tab/><text:span text:style-name="T13">192.168.0.1</text:span></text:p>
      <text:p text:style-name="P19">10.4.2.0<text:tab/><text:tab/>255.255.255.224<text:tab/>192.168.0.1</text:p>
      <text:p text:style-name="P19"/>
      <text:p text:style-name="P19"/>
      <text:p text:style-name="P21">Problema 9</text:p>
      <text:p text:style-name="Preformatted_20_Text"/>
      <text:p text:style-name="Preformatted_20_Text">Diseñe un plan de subredes para la red 165.123.0.0/16 teniendo en cuenta que se necesitan 70 subredes y un máximo de 256</text:p>
      <text:p text:style-name="Preformatted_20_Text">hosts por subred. Especifique la longitud del prefijo e indique los números correspondientes a cada subred. </text:p>
      <text:p text:style-name="Preformatted_20_Text"/>
      <text:p text:style-name="Preformatted_20_Text">165.123.0.0 /16</text:p>
      <text:p text:style-name="Preformatted_20_Text"/>
      <text:p text:style-name="Preformatted_20_Text"><text:soft-page-break/>255.255.255.0 /24 </text:p>
      <text:p text:style-name="Preformatted_20_Text"/>
      <text:p text:style-name="Preformatted_20_Text">1111 1111 . 1111 1111 . 1111 1111 . xxxx xxxx</text:p>
      <text:p text:style-name="Preformatted_20_Text"/>
      <text:p text:style-name="Preformatted_20_Text">165.123.1.0</text:p>
      <text:p text:style-name="Preformatted_20_Text"/>
      <text:p text:style-name="Preformatted_20_Text">165.123.2.0</text:p>
      <text:p text:style-name="Preformatted_20_Text"/>
      <text:p text:style-name="Preformatted_20_Text">Problema 10</text:p>
      <text:p text:style-name="Preformatted_20_Text"/>
      <text:p text:style-name="Preformatted_20_Text">Diseñe un plan de subredes para la red 190.3.54.0/24 teniendo en cuenta que se necesitan 4 subredes, una de las redes como</text:p>
      <text:p text:style-name="Preformatted_20_Text">máximo ubicará a 120 host, otra de las redes tendrá a lo sumo 60 host y luego se necesitarán dos redes más para ubicar 20</text:p>
      <text:p text:style-name="Preformatted_20_Text">servidores en cada una de ellas. Especifique la longitud del prefijo e indique los números correspondientes a cada subred:</text:p>
      <text:p text:style-name="Preformatted_20_Text"/>
      <text:p text:style-name="Preformatted_20_Text">190.3.54.0 </text:p>
      <text:p text:style-name="Preformatted_20_Text"/>
      <text:p text:style-name="Preformatted_20_Text">Subred #0 (120 Host): 255.255.255.128 /25</text:p>
      <text:p text:style-name="Preformatted_20_Text">Subred #1 ( 60 Host): 255.255.255.196 /26</text:p>
      <text:p text:style-name="Preformatted_20_Text">Subred #2 ( 20 Host): 255.255.255.224 /27</text:p>
      <text:p text:style-name="Preformatted_20_Text">Subred #3 ( 20 Host): 255.255.255.224 /27</text:p>
      <text:p text:style-name="Preformatted_20_Text"/>
      <text:p text:style-name="Preformatted_20_Text">Problema 11</text:p>
      <text:p text:style-name="Preformatted_20_Text"/>
      <text:p text:style-name="Preformatted_20_Text">Se quiere establecer un esquema de direccionamiento IP para la red de un viñedo que tiene oficinas en Buenos Aires y Mendoza.</text:p>
      <text:p text:style-name="Preformatted_20_Text">En BA existe un router, que conecta a 3 LANs de 20 hosts cada una, y conecta en un enlace WAN a Mendoza. En la oficina de</text:p>
      <text:p text:style-name="Preformatted_20_Text">Mendoza existe también otro router que conecta 3 LANS de 25 hosts cada una, el enlace WAN con BA y un enlace WAN al viñedo</text:p>
      <text:p text:style-name="Preformatted_20_Text">en Luján de Cuyo, donde hay un router que conecta una LAN de 10 hosts. Se dispone de la siguiente dirección IP a subnetear:</text:p>
      <text:p text:style-name="Preformatted_20_Text">192.168.1.0/24. Diagramar la red indicando en cada segmento LAN y WAN cuál es la dirección de red IP y la dirección broadcast</text:p>
      <text:p text:style-name="Preformatted_20_Text">correspondiente.</text:p>
      <text:p text:style-name="Preformatted_20_Text"/>
      <text:p text:style-name="Preformatted_20_Text">Problema 12</text:p>
      <text:p text:style-name="Preformatted_20_Text"/>
      <text:p text:style-name="Preformatted_20_Text">El protocolo IP ofrece a su capa superior: </text:p>
      <text:p text:style-name="Preformatted_20_Text"/>
      <text:p text:style-name="Preformatted_20_Text">Un servicio sin conexión sin reconocimiento.</text:p>
      <text:p text:style-name="Preformatted_20_Text"/>
      <text:p text:style-name="Preformatted_20_Text"><text:s/>IP no provee ningún mecanismo para determinar si un paquete alcanza o no su destino y únicamente proporciona seguridad (mediante checksums o sumas de comprobación) de sus cabeceras y no de los datos transmitidos.</text:p>
      <text:p text:style-name="Preformatted_20_Text"/>
      <text:p text:style-name="Preformatted_20_Text">Problema 13.</text:p>
      <text:p text:style-name="Preformatted_20_Text"/>
      <text:p text:style-name="Preformatted_20_Text">Dado el siguiente esquema de red, indicar una posible numeración IP para todos los segmentos de red presentes utilizando la red 172.16.5.0/24.</text:p>
      <text:p text:style-name="Preformatted_20_Text"/>
      <text:p text:style-name="Preformatted_20_Text"/>
      <text:p text:style-name="Preformatted_20_Text">Red A: 172.16.5.32</text:p>
      <text:p text:style-name="Preformatted_20_Text"><text:s text:c="11"/>255.255.255.224 <text:s text:c="13"/></text:p>
      <text:p text:style-name="Preformatted_20_Text"/>
      <text:p text:style-name="Preformatted_20_Text">Red B: 172.16.5.3 /30</text:p>
      <text:p text:style-name="Preformatted_20_Text"><text:s text:c="11"/>255.255.255.252 <text:s text:c="5"/></text:p>
      <text:p text:style-name="Preformatted_20_Text"/>
      <text:p text:style-name="Preformatted_20_Text">Red C: 172.16.5.64 /26</text:p>
      <text:p text:style-name="Preformatted_20_Text"><text:s text:c="11"/>255.255.255.192 <text:s text:c="5"/></text:p>
      <text:p text:style-name="Preformatted_20_Text"/>
      <text:p text:style-name="Preformatted_20_Text">Problema 14.</text:p>
      <text:p text:style-name="Preformatted_20_Text"><text:soft-page-break/></text:p>
      <text:p text:style-name="Preformatted_20_Text">Se necesita diseñar una red IP usando la dirección 192.168.0.0/24. Existen tres segmentos de LAN con 14 usuarios y dos más</text:p>
      <text:p text:style-name="Preformatted_20_Text">con 20, todos estos unidos por un mismo router. Además hay dos segmentos de WAN punto a punto, donde los segmentos de</text:p>
      <text:p text:style-name="Preformatted_20_Text">LAN remotos tienen 13 y 30 usuarios respectivamente, partiendo del mismo router. Indicar el esquema de direccionamiento a</text:p>
      <text:p text:style-name="Preformatted_20_Text">implementar, graficando la red completa con los números de subred y máscara asociados a cada segmento LAN/WAN. </text:p>
      <text:p text:style-name="Preformatted_20_Text"/>
      <text:p text:style-name="Preformatted_20_Text"/>
      <text:p text:style-name="Preformatted_20_Text">192.168.0.0 /24</text:p>
      <text:p text:style-name="Preformatted_20_Text"/>
      <text:p text:style-name="Preformatted_20_Text">14 -&gt; 192.168.0.4 <text:s text:c="6"/>al 192.168.0.20</text:p>
      <text:p text:style-name="Preformatted_20_Text"><text:s text:c="10"/>255.255.255.0 <text:s text:c="11"/>255.255.255. </text:p>
      <text:p text:style-name="Preformatted_20_Text"/>
      <text:p text:style-name="Preformatted_20_Text">14 -&gt;</text:p>
      <text:p text:style-name="Preformatted_20_Text">14 -&gt;</text:p>
      <text:p text:style-name="Preformatted_20_Text"/>
      <text:p text:style-name="Preformatted_20_Text">20 -&lt;</text:p>
      <text:p text:style-name="Preformatted_20_Text">20</text:p>
      <text:p text:style-name="Preformatted_20_Text"/>
      <text:p text:style-name="Preformatted_20_Text">router</text:p>
      <text:p text:style-name="Preformatted_20_Text"/>
      <text:p text:style-name="Preformatted_20_Text"><text:s text:c="16"/>192.168.0.1</text:p>
      <text:p text:style-name="Preformatted_20_Text"><text:s text:c="16"/>192.168.0.2</text:p>
      <text:p text:style-name="Preformatted_20_Text">WAN <text:s text:c="12"/></text:p>
      <text:p text:style-name="Preformatted_20_Text"><text:s text:c="16"/>192.168.0.3 Broadcast</text:p>
      <text:p text:style-name="Preformatted_20_Text"><text:s text:c="16"/></text:p>
      <text:p text:style-name="Preformatted_20_Text"/>
      <text:p text:style-name="Preformatted_20_Text">ROUTER</text:p>
      <text:p text:style-name="Preformatted_20_Text"/>
      <text:p text:style-name="Preformatted_20_Text">13 -&gt;</text:p>
      <text:p text:style-name="Preformatted_20_Text"/>
      <text:p text:style-name="P30">30</text:p>
      <text:p text:style-name="P21"/>
      <text:p text:style-name="P21"/>
      <text:p text:style-name="P21"/>
      <text:p text:style-name="P15"/>
      <text:p text:style-name="P1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0:51:38.826029191</meta:creation-date>
    <dc:date>2018-05-25T11:36:47.433736674</dc:date>
    <meta:editing-duration>PT16H59M3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4" meta:paragraph-count="149" meta:word-count="881" meta:character-count="6080" meta:non-whitespace-character-count="5071"/>
  </office:meta>
</office:document-meta>
</file>